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the wonder of Platinum II’s crystal clear tonal precision is concentrated by this beautiful little two-way speaker comprising a single 6.5” RDT®II mid-bass driver and MPD tweeter. Easy to place in-room the PL100 II will nevertheless belie its compact dimensions with a wide open soundstage punctuated by breath-taking dynamics and imaging so stable you can almost touch it. A bespoke floor stand (available separately) will position the PL100 II at the perfect listening height. </text:p>
      <text:p text:style-name="Standard"/>
      <text:p text:style-name="Standard"/>
      <text:p text:style-name="Standard"/>
      <text:p text:style-name="Text_20_body"><text:span text:style-name="Strong_20_Emphasis">Features</text:span></text:p>
      <text:list xml:id="list368326123578804804" text:style-name="L1">
        <text:list-item>
          <text:p text:style-name="P3">6 1/2" RDT®II bass / mid driver </text:p>
        </text:list-item>
        <text:list-item>
          <text:p text:style-name="P3">MPD (Micro Pleated Diaphragm) high frequency transducer designed specifically for Platinum II </text:p>
        </text:list-item>
        <text:list-item>
          <text:p text:style-name="P3">Single rear HiVe®II port </text:p>
        </text:list-item>
        <text:list-item>
          <text:p text:style-name="P3">New patented 'DCF' (Dynamic Coupling Filter) mechanism for more natural sound </text:p>
        </text:list-item>
        <text:list-item>
          <text:p text:style-name="P3">Bespoke speaker terminals and footings </text:p>
        </text:list-item>
        <text:list-item>
          <text:p text:style-name="P3">Underhung, edge-wound voice coils: greater driver efficiency and lifelike dynamics, less distortion </text:p>
        </text:list-item>
        <text:list-item>
          <text:p text:style-name="P3">Bolt through drivers: clearer sound and cleaner aesthetics </text:p>
        </text:list-item>
        <text:list-item>
          <text:p text:style-name="P3">Anti-Resonance Composite (ARC) mid-range housings and baffle components: reduced cabinet vibration, purer sound quality </text:p>
        </text:list-item>
        <text:list-item>
          <text:p text:style-name="P3">Hand-upholstered front baffle: the very highest quality Inglestone leather supplied by Andrew Muirhead </text:p>
        </text:list-item>
        <text:list-item>
          <text:p text:style-name="P3">Individual driver grilles </text:p>
        </text:list-item>
        <text:list-item>
          <text:p text:style-name="P3">Finish options: Santos Rosewood or Ebony natural wood veneers with clear gloss piano lacquer, or Piano black gloss lacquer </text:p>
        </text:list-item>
        <text:list-item>
          <text:p text:style-name="P1">Optional dedicated floor stand available </text:p>
        </text:list-item>
      </text:list>
      <text:p text:style-name="Text_20_body"><text:span text:style-name="Strong_20_Emphasis">Specification</text:span></text:p>
      <text:list xml:id="list5738758852872224991" text:style-name="L2">
        <text:list-item>
          <text:p text:style-name="P4">System Format: 2 Way - 2 Driver </text:p>
        </text:list-item>
        <text:list-item>
          <text:p text:style-name="P4">Frequency Response (-6dB - IEC 268-13): 40Hz - 100kHz </text:p>
        </text:list-item>
        <text:list-item>
          <text:p text:style-name="P4">Sensitivity (1W@1M): 88dB </text:p>
        </text:list-item>
        <text:list-item>
          <text:p text:style-name="P4">Maximum S.P.L.: 111.8dBA (pair) </text:p>
        </text:list-item>
        <text:list-item>
          <text:p text:style-name="P4">Nominal Impedance: 6Ω (4.5Ω min. @ 160Hz) </text:p>
        </text:list-item>
        <text:list-item>
          <text:p text:style-name="P4">Power Handling (RMS): 120W </text:p>
        </text:list-item>
        <text:list-item>
          <text:p text:style-name="P4">Recommended Amplifier Requirements (RMS): 60 - 120W </text:p>
        </text:list-item>
        <text:list-item>
          <text:p text:style-name="P4">Cabinet Design: Single rear HiVe®II port </text:p>
        </text:list-item>
        <text:list-item>
          <text:p text:style-name="P4">Drive Unit Compliment: </text:p>
        </text:list-item>
        <text:list-item>
          <text:p text:style-name="P4">1 x 61/2" RDT®II bass / mid driver </text:p>
        </text:list-item>
        <text:list-item>
          <text:p text:style-name="P4">1 x MPD high frequency transducer </text:p>
        </text:list-item>
        <text:list-item>
          <text:p text:style-name="P4">Crossover Frequency: 3.0kHz </text:p>
        </text:list-item>
        <text:list-item>
          <text:p text:style-name="P4">External Dimensions (H x W x D): </text:p>
        </text:list-item>
        <text:list-item>
          <text:p text:style-name="P4">370 x 225 x 285mm </text:p>
        </text:list-item>
        <text:list-item>
          <text:p text:style-name="P4">(149/16 x 87/8 x 111/4”) </text:p>
        </text:list-item>
        <text:list-item>
          <text:p text:style-name="P2">Weight (each): 14.94kg (32lb 14oz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8-01-29T22:22:21.17</dc:date>
    <meta:document-statistic meta:table-count="0" meta:image-count="0" meta:object-count="0" meta:page-count="1" meta:paragraph-count="31" meta:word-count="307" meta:character-count="1909"/>
    <dc:creator>Marti </dc:creator>
    <meta:user-defined meta:name="Info 1"/>
    <meta:user-defined meta:name="Info 2"/>
    <meta:user-defined meta:name="Info 3"/>
    <meta:user-defined meta:name="Info 4"/>
  </office:meta>
</office:document-meta>
</file>